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9pt" style:font-size-asian="9pt" style:font-size-complex="9pt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6375" table:default-cell-style-name="ce15"/>
        <table:table-row table:style-name="ro1">
          <table:table-cell table:style-name="ce1" office:value-type="string" calcext:value-type="string" table:number-columns-spanned="4" table:number-rows-spanned="1">
            <text:p>Empresa: MARLI ROSA DOS SANTOS VIEIRA</text:p>
          </table:table-cell>
          <table:covered-table-cell table:number-columns-repeated="3" table:style-name="ce1"/>
          <table:table-cell table:style-name="ce6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Trinta de Dezembro, 265</text:p>
          </table:table-cell>
          <table:covered-table-cell table:number-columns-repeated="3" table:style-name="ce1"/>
          <table:table-cell table:style-name="ce6" table:number-columns-spanned="5" table:number-rows-spanned="5"/>
          <table:covered-table-cell table:number-columns-repeated="4" table:style-name="ce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6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5113</text:p>
          </table:table-cell>
          <table:covered-table-cell table:number-columns-repeated="3" table:style-name="ce1"/>
          <table:covered-table-cell table:number-columns-repeated="5" table:style-name="ce6"/>
          <table:table-cell table:number-columns-repeated="16375"/>
        </table:table-row>
        <table:table-row table:style-name="ro1">
          <table:table-cell table:style-name="ce2" table:number-columns-repeated="3"/>
          <table:table-cell table:style-name="ce37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37"/>
          <table:table-cell table:style-name="ce2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LUCIA DE LUCC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MELCHIADES B. ESPINDOL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2-3414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0.168.669/0001-26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DE APRENDER</text:p>
          </table:table-cell>
          <table:covered-table-cell table:number-columns-repeated="7" table:style-name="ce21"/>
          <table:covered-table-cell table:style-name="ce126"/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2"/>
          <table:table-cell table:style-name="ce22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36"/>
          <table:table-cell table:style-name="ce2"/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99" office:value-type="string" calcext:value-type="string">
            <text:p>Valor</text:p>
            <text:p>Unitário</text:p>
          </table:table-cell>
          <table:table-cell table:style-name="ce99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5" office:value-type="float" office:value="1" calcext:value-type="float">
            <text:p>01</text:p>
          </table:table-cell>
          <table:table-cell table:style-name="ce6" office:value-type="string" calcext:value-type="string" table:number-columns-spanned="5" table:number-rows-spanned="1">
            <text:p>DOMINO DE MADEIRA PINGOS</text:p>
          </table:table-cell>
          <table:covered-table-cell table:number-columns-repeated="4" table:style-name="ce6"/>
          <table:table-cell table:style-name="ce6" office:value-type="float" office:value="4" calcext:value-type="float">
            <text:p>4</text:p>
          </table:table-cell>
          <table:table-cell table:style-name="ce58" office:value-type="float" office:value="49.9" calcext:value-type="float">
            <text:p>R$ 49,90</text:p>
          </table:table-cell>
          <table:table-cell table:style-name="ce127" table:formula="of:=[.H18]*[.G18]" office:value-type="float" office:value="199.6" calcext:value-type="float">
            <text:p>R$ 199,60</text:p>
          </table:table-cell>
          <table:table-cell table:number-columns-repeated="16375"/>
        </table:table-row>
        <table:table-row table:style-name="ro1">
          <table:table-cell table:style-name="ce5" office:value-type="float" office:value="2" calcext:value-type="float">
            <text:p>02</text:p>
          </table:table-cell>
          <table:table-cell table:style-name="ce6" office:value-type="string" calcext:value-type="string" table:number-columns-spanned="5" table:number-rows-spanned="1">
            <text:p>MINI MONTANHA PALHAC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96.5" calcext:value-type="float">
            <text:p>R$ 96,50</text:p>
          </table:table-cell>
          <table:table-cell table:style-name="ce127" table:formula="of:=[.H19]*[.G19]" office:value-type="float" office:value="96.5" calcext:value-type="float">
            <text:p>R$ 96,50</text:p>
          </table:table-cell>
          <table:table-cell table:number-columns-repeated="16375"/>
        </table:table-row>
        <table:table-row table:style-name="ro1">
          <table:table-cell table:style-name="ce5" office:value-type="float" office:value="3" calcext:value-type="float">
            <text:p>03</text:p>
          </table:table-cell>
          <table:table-cell table:style-name="ce6" office:value-type="string" calcext:value-type="string" table:number-columns-spanned="5" table:number-rows-spanned="1">
            <text:p>MINI MONTANHA GOLFINH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96.5" calcext:value-type="float">
            <text:p>R$ 96,50</text:p>
          </table:table-cell>
          <table:table-cell table:style-name="ce127" table:formula="of:=[.H20]*[.G20]" office:value-type="float" office:value="96.5" calcext:value-type="float">
            <text:p>R$ 96,50</text:p>
          </table:table-cell>
          <table:table-cell table:number-columns-repeated="16375"/>
        </table:table-row>
        <table:table-row table:style-name="ro1">
          <table:table-cell table:style-name="ce5" office:value-type="float" office:value="4" calcext:value-type="float">
            <text:p>04</text:p>
          </table:table-cell>
          <table:table-cell table:style-name="ce6" office:value-type="string" calcext:value-type="string" table:number-columns-spanned="5" table:number-rows-spanned="1">
            <text:p>TANGRAM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55" calcext:value-type="float">
            <text:p>R$ 55,00</text:p>
          </table:table-cell>
          <table:table-cell table:style-name="ce127" table:formula="of:=[.H21]*[.G21]" office:value-type="float" office:value="110" calcext:value-type="float">
            <text:p>R$ 110,00</text:p>
          </table:table-cell>
          <table:table-cell table:number-columns-repeated="16375"/>
        </table:table-row>
        <table:table-row table:style-name="ro1">
          <table:table-cell table:style-name="ce5" office:value-type="float" office:value="5" calcext:value-type="float">
            <text:p>05</text:p>
          </table:table-cell>
          <table:table-cell table:style-name="ce6" office:value-type="string" calcext:value-type="string" table:number-columns-spanned="5" table:number-rows-spanned="1">
            <text:p>PRIMEIROS LACO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55" calcext:value-type="float">
            <text:p>R$ 55,00</text:p>
          </table:table-cell>
          <table:table-cell table:style-name="ce127" table:formula="of:=[.H22]*[.G22]" office:value-type="float" office:value="55" calcext:value-type="float">
            <text:p>R$ 55,00</text:p>
          </table:table-cell>
          <table:table-cell table:number-columns-repeated="16375"/>
        </table:table-row>
        <table:table-row table:style-name="ro1">
          <table:table-cell table:style-name="ce5" office:value-type="float" office:value="6" calcext:value-type="float">
            <text:p>06</text:p>
          </table:table-cell>
          <table:table-cell table:style-name="ce23" office:value-type="string" calcext:value-type="string" table:number-columns-spanned="5" table:number-rows-spanned="1">
            <text:p>ALINHAVO FASHION</text:p>
          </table:table-cell>
          <table:covered-table-cell table:number-columns-repeated="4" table:style-name="ce23"/>
          <table:table-cell table:style-name="ce6" office:value-type="float" office:value="1" calcext:value-type="float">
            <text:p>1</text:p>
          </table:table-cell>
          <table:table-cell table:style-name="ce58" office:value-type="float" office:value="55" calcext:value-type="float">
            <text:p>R$ 55,00</text:p>
          </table:table-cell>
          <table:table-cell table:style-name="ce127" table:formula="of:=[.H23]*[.G23]" office:value-type="float" office:value="55" calcext:value-type="float">
            <text:p>R$ 55,00</text:p>
          </table:table-cell>
          <table:table-cell table:number-columns-repeated="16375"/>
        </table:table-row>
        <table:table-row table:style-name="ro1">
          <table:table-cell table:style-name="ce5" office:value-type="float" office:value="7" calcext:value-type="float">
            <text:p>07</text:p>
          </table:table-cell>
          <table:table-cell table:style-name="ce6" office:value-type="string" calcext:value-type="string" table:number-columns-spanned="5" table:number-rows-spanned="1">
            <text:p>ELEFANUMERO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127" table:formula="of:=[.H24]*[.G24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5" office:value-type="float" office:value="8" calcext:value-type="float">
            <text:p>08</text:p>
          </table:table-cell>
          <table:table-cell table:style-name="ce6" office:value-type="string" calcext:value-type="string" table:number-columns-spanned="5" table:number-rows-spanned="1">
            <text:p>BRINCANDO COM OS EQUILIBRIST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69.9" calcext:value-type="float">
            <text:p>R$ 69,90</text:p>
          </table:table-cell>
          <table:table-cell table:style-name="ce127" table:formula="of:=[.H25]*[.G25]" office:value-type="float" office:value="139.8" calcext:value-type="float">
            <text:p>R$ 139,80</text:p>
          </table:table-cell>
          <table:table-cell table:number-columns-repeated="16375"/>
        </table:table-row>
        <table:table-row table:style-name="ro1">
          <table:table-cell table:style-name="ce5" office:value-type="float" office:value="9" calcext:value-type="float">
            <text:p>09</text:p>
          </table:table-cell>
          <table:table-cell table:style-name="ce6" office:value-type="string" calcext:value-type="string" table:number-columns-spanned="5" table:number-rows-spanned="1">
            <text:p>CONHECENDO OS NUMERO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127" table:formula="of:=[.H26]*[.G26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 table:number-columns-spanned="5" table:number-rows-spanned="1">
            <text:p>BRINCANDO COM AS SILAB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49.9" calcext:value-type="float">
            <text:p>R$ 49,90</text:p>
          </table:table-cell>
          <table:table-cell table:style-name="ce127" table:formula="of:=[.H27]*[.G27]" office:value-type="float" office:value="99.8" calcext:value-type="float">
            <text:p>R$ 99,80</text:p>
          </table:table-cell>
          <table:table-cell table:number-columns-repeated="1637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 table:number-columns-spanned="5" table:number-rows-spanned="1">
            <text:p>STEAM CUBO CORPO HUMAN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84.9" calcext:value-type="float">
            <text:p>R$ 84,90</text:p>
          </table:table-cell>
          <table:table-cell table:style-name="ce127" table:formula="of:=[.H28]*[.G28]" office:value-type="float" office:value="169.8" calcext:value-type="float">
            <text:p>R$ 169,80</text:p>
          </table:table-cell>
          <table:table-cell table:number-columns-repeated="1637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 table:number-columns-spanned="5" table:number-rows-spanned="1">
            <text:p>ALFABETO ANIMAD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44.5" calcext:value-type="float">
            <text:p>R$ 44,50</text:p>
          </table:table-cell>
          <table:table-cell table:style-name="ce127" table:formula="of:=[.H29]*[.G29]" office:value-type="float" office:value="44.5" calcext:value-type="float">
            <text:p>R$ 44,50</text:p>
          </table:table-cell>
          <table:table-cell table:number-columns-repeated="1637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 table:number-columns-spanned="5" table:number-rows-spanned="1">
            <text:p>BOX ASSOCIANDO AS CORE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145" calcext:value-type="float">
            <text:p>R$ 145,00</text:p>
          </table:table-cell>
          <table:table-cell table:style-name="ce127" table:formula="of:=[.H30]*[.G30]" office:value-type="float" office:value="145" calcext:value-type="float">
            <text:p>R$ 145,00</text:p>
          </table:table-cell>
          <table:table-cell table:number-columns-repeated="1637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 table:number-columns-spanned="5" table:number-rows-spanned="1">
            <text:p>LABORATORIO DO ALFABET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164.9" calcext:value-type="float">
            <text:p>R$ 164,90</text:p>
          </table:table-cell>
          <table:table-cell table:style-name="ce127" table:formula="of:=[.H31]*[.G31]" office:value-type="float" office:value="164.9" calcext:value-type="float">
            <text:p>R$ 164,90</text:p>
          </table:table-cell>
          <table:table-cell table:number-columns-repeated="1637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 table:number-columns-spanned="5" table:number-rows-spanned="1">
            <text:p>JOGO PODE E NAO PODE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155" calcext:value-type="float">
            <text:p>R$ 155,00</text:p>
          </table:table-cell>
          <table:table-cell table:style-name="ce127" table:formula="of:=[.H32]*[.G32]" office:value-type="float" office:value="155" calcext:value-type="float">
            <text:p>R$ 155,00</text:p>
          </table:table-cell>
          <table:table-cell table:number-columns-repeated="1637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 table:number-columns-spanned="5" table:number-rows-spanned="1">
            <text:p>PIRAMIDE ALIMENTAR DIVERTIDA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44.9" calcext:value-type="float">
            <text:p>R$ 44,90</text:p>
          </table:table-cell>
          <table:table-cell table:style-name="ce127" table:formula="of:=[.H33]*[.G33]" office:value-type="float" office:value="44.9" calcext:value-type="float">
            <text:p>R$ 44,90</text:p>
          </table:table-cell>
          <table:table-cell table:number-columns-repeated="1637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 table:number-columns-spanned="5" table:number-rows-spanned="1">
            <text:p>GIRALFABET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44.9" calcext:value-type="float">
            <text:p>R$ 44,90</text:p>
          </table:table-cell>
          <table:table-cell table:style-name="ce127" table:formula="of:=[.H34]*[.G34]" office:value-type="float" office:value="89.8" calcext:value-type="float">
            <text:p>R$ 89,80</text:p>
          </table:table-cell>
          <table:table-cell table:number-columns-repeated="1637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 table:number-columns-spanned="5" table:number-rows-spanned="1">
            <text:p>BRINCANDO COM AS SÍLAB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44.9" calcext:value-type="float">
            <text:p>R$ 44,90</text:p>
          </table:table-cell>
          <table:table-cell table:style-name="ce127" table:formula="of:=[.H35]*[.G35]" office:value-type="float" office:value="89.8" calcext:value-type="float">
            <text:p>R$ 89,80</text:p>
          </table:table-cell>
          <table:table-cell table:number-columns-repeated="1637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 table:number-columns-spanned="5" table:number-rows-spanned="1">
            <text:p>FORMAS MAGNETIC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164" calcext:value-type="float">
            <text:p>R$ 164,00</text:p>
          </table:table-cell>
          <table:table-cell table:style-name="ce127" table:formula="of:=[.H36]*[.G36]" office:value-type="float" office:value="164" calcext:value-type="float">
            <text:p>R$ 164,00</text:p>
          </table:table-cell>
          <table:table-cell table:number-columns-repeated="1637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 table:number-columns-spanned="5" table:number-rows-spanned="1">
            <text:p>QUEBRA CABECA LETRAS ALFABETO MAIUSCULAS MINUSCUL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79.9" calcext:value-type="float">
            <text:p>R$ 79,90</text:p>
          </table:table-cell>
          <table:table-cell table:style-name="ce127" table:formula="of:=[.H37]*[.G37]" office:value-type="float" office:value="79.9" calcext:value-type="float">
            <text:p>R$ 79,90</text:p>
          </table:table-cell>
          <table:table-cell table:number-columns-repeated="1637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 table:number-columns-spanned="5" table:number-rows-spanned="1">
            <text:p>ACHE E ENCAIXE ALFABETO TATIL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129.9" calcext:value-type="float">
            <text:p>R$ 129,90</text:p>
          </table:table-cell>
          <table:table-cell table:style-name="ce127" table:formula="of:=[.H38]*[.G38]" office:value-type="float" office:value="129.9" calcext:value-type="float">
            <text:p>R$ 129,90</text:p>
          </table:table-cell>
          <table:table-cell table:number-columns-repeated="1637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 table:number-columns-spanned="5" table:number-rows-spanned="1">
            <text:p>STEAM CORPO HUMAN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69.9" calcext:value-type="float">
            <text:p>R$ 69,90</text:p>
          </table:table-cell>
          <table:table-cell table:style-name="ce127" table:formula="of:=[.H39]*[.G39]" office:value-type="float" office:value="69.9" calcext:value-type="float">
            <text:p>R$ 69,90</text:p>
          </table:table-cell>
          <table:table-cell table:number-columns-repeated="1637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 table:number-columns-spanned="5" table:number-rows-spanned="1">
            <text:p>TDAH – QUEBRA-CABECAS RELOGIO APRENDENDO AS HORA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2" calcext:value-type="float">
            <text:p>2</text:p>
          </table:table-cell>
          <table:table-cell table:style-name="ce58" office:value-type="float" office:value="69.9" calcext:value-type="float">
            <text:p>R$ 69,90</text:p>
          </table:table-cell>
          <table:table-cell table:style-name="ce127" table:formula="of:=[.H40]*[.G40]" office:value-type="float" office:value="139.8" calcext:value-type="float">
            <text:p>R$ 139,80</text:p>
          </table:table-cell>
          <table:table-cell table:number-columns-repeated="1637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 table:number-columns-spanned="5" table:number-rows-spanned="1">
            <text:p>KIT MASSA DE MODELAR COM 6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3" calcext:value-type="float">
            <text:p>3</text:p>
          </table:table-cell>
          <table:table-cell table:style-name="ce58" office:value-type="float" office:value="24.5" calcext:value-type="float">
            <text:p>R$ 24,50</text:p>
          </table:table-cell>
          <table:table-cell table:style-name="ce127" table:formula="of:=[.H41]*[.G41]" office:value-type="float" office:value="73.5" calcext:value-type="float">
            <text:p>R$ 73,50</text:p>
          </table:table-cell>
          <table:table-cell table:number-columns-repeated="1637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 table:number-columns-spanned="5" table:number-rows-spanned="1">
            <text:p>KIT MASSA DE MODELAR DINO BLISTER COM 6 CORES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3" calcext:value-type="float">
            <text:p>3</text:p>
          </table:table-cell>
          <table:table-cell table:style-name="ce58" office:value-type="float" office:value="24.5" calcext:value-type="float">
            <text:p>R$ 24,50</text:p>
          </table:table-cell>
          <table:table-cell table:style-name="ce127" table:formula="of:=[.H42]*[.G42]" office:value-type="float" office:value="73.5" calcext:value-type="float">
            <text:p>R$ 73,50</text:p>
          </table:table-cell>
          <table:table-cell table:number-columns-repeated="1637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 table:number-columns-spanned="5" table:number-rows-spanned="1">
            <text:p>KIT MASSA DE MODELAR FUNDO DO MAR COM 6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3" calcext:value-type="float">
            <text:p>3</text:p>
          </table:table-cell>
          <table:table-cell table:style-name="ce58" office:value-type="float" office:value="24.5" calcext:value-type="float">
            <text:p>R$ 24,50</text:p>
          </table:table-cell>
          <table:table-cell table:style-name="ce127" table:formula="of:=[.H43]*[.G43]" office:value-type="float" office:value="73.5" calcext:value-type="float">
            <text:p>R$ 73,50</text:p>
          </table:table-cell>
          <table:table-cell table:number-columns-repeated="1637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 table:number-columns-spanned="5" table:number-rows-spanned="1">
            <text:p>JOGO ABC ANIMADO</text:p>
          </table:table-cell>
          <table:covered-table-cell table:number-columns-repeated="3" table:style-name="ce37"/>
          <table:covered-table-cell table:style-name="ce62"/>
          <table:table-cell table:style-name="ce6" office:value-type="float" office:value="1" calcext:value-type="float">
            <text:p>1</text:p>
          </table:table-cell>
          <table:table-cell table:style-name="ce58" office:value-type="float" office:value="24.5" calcext:value-type="float">
            <text:p>R$ 24,50</text:p>
          </table:table-cell>
          <table:table-cell table:style-name="ce127" table:formula="of:=[.H44]*[.G44]" office:value-type="float" office:value="24.5" calcext:value-type="float">
            <text:p>R$ 24,50</text:p>
          </table:table-cell>
          <table:table-cell table:number-columns-repeated="16375"/>
        </table:table-row>
        <table:table-row table:style-name="ro3">
          <table:table-cell table:style-name="ce7" office:value-type="string" calcext:value-type="string" table:number-columns-spanned="2" table:number-rows-spanned="1">
            <text:p>Data</text:p>
          </table:table-cell>
          <table:covered-table-cell table:style-name="ce24"/>
          <table:table-cell table:style-name="ce38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45"/>
          <table:table-cell table:style-name="ce55" office:value-type="string" calcext:value-type="string" table:number-columns-spanned="2" table:number-rows-spanned="2">
            <text:p>TOTAIS</text:p>
            <text:p/>
          </table:table-cell>
          <table:covered-table-cell table:style-name="ce63"/>
          <table:table-cell table:style-name="ce70" office:value-type="string" calcext:value-type="string" table:number-columns-spanned="2" table:number-rows-spanned="2">
            <text:p>Data de validade da proposta: 31/12/2023</text:p>
          </table:table-cell>
          <table:covered-table-cell table:style-name="ce107"/>
          <table:table-cell table:style-name="ce128" office:value-type="string" calcext:value-type="string">
            <text:p>TOTAL GERAL</text:p>
          </table:table-cell>
          <table:table-cell table:number-columns-repeated="16375"/>
        </table:table-row>
        <table:table-row table:style-name="ro4">
          <table:table-cell table:style-name="ce8"/>
          <table:table-cell table:style-name="ce27"/>
          <table:covered-table-cell table:style-name="ce41"/>
          <table:covered-table-cell table:style-name="ce46"/>
          <table:covered-table-cell table:style-name="ce57"/>
          <table:covered-table-cell table:style-name="ce64"/>
          <table:covered-table-cell table:style-name="ce81"/>
          <table:covered-table-cell table:style-name="ce114"/>
          <table:table-cell table:style-name="ce58" table:formula="of:=SUM([.I18:.I44])" office:value-type="float" office:value="2744" calcext:value-type="float" table:number-columns-spanned="1" table:number-rows-spanned="4">
            <text:p>R$ 2.744,00</text:p>
          </table:table-cell>
          <table:table-cell table:number-columns-repeated="16375"/>
        </table:table-row>
        <table:table-row table:style-name="ro1">
          <table:table-cell table:style-name="ce9" office:value-type="date" office:date-value="2023-08-24" calcext:value-type="date" table:number-columns-spanned="2" table:number-rows-spanned="3">
            <text:p>24/8/2023</text:p>
          </table:table-cell>
          <table:covered-table-cell table:style-name="ce29"/>
          <table:table-cell table:style-name="ce6" table:number-columns-spanned="2" table:number-rows-spanned="3"/>
          <table:covered-table-cell table:style-name="ce47"/>
          <table:table-cell table:style-name="ce58" table:formula="of:=SUM([.I18:.I44])" office:value-type="float" office:value="2744" calcext:value-type="float" table:number-columns-spanned="2" table:number-rows-spanned="3">
            <text:p>R$ 2.744,00</text:p>
          </table:table-cell>
          <table:covered-table-cell table:style-name="ce65"/>
          <table:table-cell table:style-name="ce83" office:value-type="string" calcext:value-type="string" table:number-columns-spanned="2" table:number-rows-spanned="1">
            <text:p>Desconto</text:p>
          </table:table-cell>
          <table:covered-table-cell table:style-name="ce124"/>
          <table:covered-table-cell table:style-name="ce129"/>
          <table:table-cell table:number-columns-repeated="16375"/>
        </table:table-row>
        <table:table-row table:style-name="ro5">
          <table:covered-table-cell table:style-name="ce10"/>
          <table:covered-table-cell table:style-name="ce30"/>
          <table:covered-table-cell table:style-name="ce43"/>
          <table:covered-table-cell table:style-name="ce48"/>
          <table:covered-table-cell table:style-name="ce59"/>
          <table:covered-table-cell table:style-name="ce67"/>
          <table:table-cell table:style-name="ce96" table:number-columns-spanned="2" table:number-rows-spanned="2"/>
          <table:covered-table-cell table:style-name="ce67"/>
          <table:covered-table-cell table:style-name="ce129"/>
          <table:table-cell table:number-columns-repeated="16375"/>
        </table:table-row>
        <table:table-row table:style-name="ro6">
          <table:covered-table-cell table:style-name="ce11"/>
          <table:covered-table-cell table:style-name="ce31"/>
          <table:covered-table-cell table:style-name="ce44"/>
          <table:covered-table-cell table:style-name="ce50"/>
          <table:covered-table-cell table:style-name="ce60"/>
          <table:covered-table-cell table:style-name="ce68"/>
          <table:covered-table-cell table:style-name="ce60"/>
          <table:covered-table-cell table:style-name="ce68"/>
          <table:covered-table-cell table:style-name="ce96"/>
          <table:table-cell table:number-columns-repeated="16375"/>
        </table:table-row>
        <table:table-row table:style-name="ro3">
          <table:table-cell table:style-name="ce12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32"/>
          <table:covered-table-cell table:style-name="ce51"/>
          <table:table-cell table:style-name="ce61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69"/>
          <table:table-cell table:style-name="ce125"/>
          <table:table-cell table:style-name="ce130"/>
          <table:table-cell table:number-columns-repeated="16375"/>
        </table:table-row>
        <table:table-row table:style-name="ro3">
          <table:table-cell table:style-name="ce16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33"/>
          <table:covered-table-cell table:style-name="ce52"/>
          <table:table-cell table:style-name="ce16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33"/>
          <table:covered-table-cell table:style-name="ce52"/>
          <table:table-cell table:number-columns-repeated="16375"/>
        </table:table-row>
        <table:table-row table:style-name="ro5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5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7" table:number-rows-repeated="104852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56:01.7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28T14:04:50.943000000</dc:date>
    <meta:generator>LibreOffice/7.6.0.3$Windows_X86_64 LibreOffice_project/69edd8b8ebc41d00b4de3915dc82f8f0fc3b6265</meta:generator>
    <meta:editing-duration>PT43M4S</meta:editing-duration>
    <meta:editing-cycles>6</meta:editing-cycles>
    <meta:document-statistic meta:table-count="1" meta:cell-count="169" meta:object-count="0"/>
    <meta:user-defined meta:name="AppVersion">16.0300</meta:user-defined>
  </office:meta>
</office:document-meta>
</file>